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http</text:span><text:span text:style-name="T1_2">://</text:span><text:span text:style-name="T1_3">sta</text:span><text:span text:style-name="T1_4">.</text:span><text:span text:style-name="T1_5">sh</text:span><text:span text:style-name="T1_6">/020</text:span><text:span text:style-name="T1_7">wulryyw</text:span><text:span text:style-name="T1_8">4</text:span><text:span text:style-name="T1_9">i</text:span></text:p>
      <text:p text:style-name="P2"/>
      <text:p text:style-name="P3"><text:span text:style-name="T3_1">Felieton</text:span><text:span text:style-name="T3_2"><text:s/>14</text:span></text:p>
      <text:p text:style-name="P4"><text:span text:style-name="T4_1">Pamiętnik</text:span><text:span text:style-name="T4_2"><text:s/></text:span><text:span text:style-name="T4_3">Oficera</text:span><text:span text:style-name="T4_4"><text:s/></text:span><text:span text:style-name="T4_5">Maremachtu</text:span><text:span text:style-name="T4_6"><text:s/>14</text:span></text:p>
      <text:p text:style-name="P5"><text:span text:style-name="T5_1">Elementy</text:span><text:span text:style-name="T5_2"><text:s/></text:span><text:span text:style-name="T5_3">Konwentu</text:span></text:p>
      <text:p text:style-name="P6"><text:span text:style-name="T6_1"><text:s/></text:span></text:p>
      <text:p text:style-name="P7"><text:span text:style-name="T7_1">Dwa</text:span><text:span text:style-name="T7_2"><text:s/></text:span><text:span text:style-name="T7_3">numery</text:span><text:span text:style-name="T7_4"><text:s/></text:span><text:span text:style-name="T7_5">temu</text:span><text:span text:style-name="T7_6">,<text:s/></text:span><text:span text:style-name="T7_7">we</text:span><text:span text:style-name="T7_8"><text:s/></text:span><text:span text:style-name="T7_9">wpisie</text:span><text:span text:style-name="T7_10"><text:s/></text:span><text:span text:style-name="T7_11">numer</text:span><text:span text:style-name="T7_12"><text:s/>12,<text:s/></text:span><text:span text:style-name="T7_13">oficjalnie</text:span><text:span text:style-name="T7_14"><text:s/></text:span><text:span text:style-name="T7_15">zanegowałem</text:span><text:span text:style-name="T7_16"><text:s/></text:span><text:span text:style-name="T7_17">potrzebę</text:span><text:span text:style-name="T7_18"><text:s/></text:span><text:span text:style-name="T7_19">istnienia</text:span><text:span text:style-name="T7_20"><text:s/></text:span><text:span text:style-name="T7_21">kucykowego</text:span><text:span text:style-name="T7_22"><text:s/></text:span><text:span text:style-name="T7_23">konwentu</text:span><text:span text:style-name="T7_24"><text:s/></text:span><text:span text:style-name="T7_25">w</text:span><text:span text:style-name="T7_26"><text:s/></text:span><text:span text:style-name="T7_27">Polsce</text:span><text:span text:style-name="T7_28">.<text:s/></text:span><text:span text:style-name="T7_29">Spotkało</text:span><text:span text:style-name="T7_30"><text:s/></text:span><text:span text:style-name="T7_31">się</text:span><text:span text:style-name="T7_32"><text:s/></text:span><text:span text:style-name="T7_33">to</text:span><text:span text:style-name="T7_34"><text:s/></text:span><text:span text:style-name="T7_35">ze</text:span><text:span text:style-name="T7_36"><text:s/></text:span><text:span text:style-name="T7_37">słowami</text:span><text:span text:style-name="T7_38"><text:s/></text:span><text:span text:style-name="T7_39">krytyki</text:span><text:span text:style-name="T7_40">,<text:s/></text:span><text:span text:style-name="T7_41">gdyż</text:span><text:span text:style-name="T7_42"><text:s/></text:span><text:span text:style-name="T7_43">teoretycznie</text:span><text:span text:style-name="T7_44"><text:s/></text:span><text:span text:style-name="T7_45">sam</text:span><text:span text:style-name="T7_46"><text:s/></text:span><text:span text:style-name="T7_47">teraz</text:span><text:span text:style-name="T7_48"><text:s/></text:span><text:span text:style-name="T7_49">organizuję</text:span><text:span text:style-name="T7_50"><text:s/></text:span><text:span text:style-name="T7_51">konwent</text:span><text:span text:style-name="T7_52"><text:s/>–<text:s/></text:span><text:span text:style-name="T7_53">Vistuliana</text:span><text:span text:style-name="T7_54">.<text:s/></text:span><text:span text:style-name="T7_55">Czy</text:span><text:span text:style-name="T7_56"><text:s/></text:span><text:span text:style-name="T7_57">jestem</text:span><text:span text:style-name="T7_58"><text:s/></text:span><text:span text:style-name="T7_59">zatem</text:span><text:span text:style-name="T7_60"><text:s/></text:span><text:span text:style-name="T7_61">hipokrytą</text:span><text:span text:style-name="T7_62">?</text:span></text:p>
      <text:p text:style-name="P8"><text:span text:style-name="T8_1"><text:s/></text:span></text:p>
      <text:p text:style-name="P9"><text:span text:style-name="T9_1">Zacznijmy</text:span><text:span text:style-name="T9_2"><text:s/></text:span><text:span text:style-name="T9_3">od</text:span><text:span text:style-name="T9_4"><text:s/></text:span><text:span text:style-name="T9_5">tego</text:span><text:span text:style-name="T9_6">,<text:s/></text:span><text:span text:style-name="T9_7">że</text:span><text:span text:style-name="T9_8"><text:s/></text:span><text:span text:style-name="T9_9">nadal</text:span><text:span text:style-name="T9_10"><text:s/></text:span><text:span text:style-name="T9_11">uważam</text:span><text:span text:style-name="T9_12"><text:s/></text:span><text:span text:style-name="T9_13">instytucję</text:span><text:span text:style-name="T9_14"><text:s/></text:span><text:span text:style-name="T9_15">kucykowego</text:span><text:span text:style-name="T9_16"><text:s/></text:span><text:span text:style-name="T9_17">konwentu</text:span><text:span text:style-name="T9_18"><text:s/></text:span><text:span text:style-name="T9_19">za</text:span><text:span text:style-name="T9_20"><text:s/></text:span><text:span text:style-name="T9_21">niewykonywalną</text:span><text:span text:style-name="T9_22"><text:s/></text:span><text:span text:style-name="T9_23">w</text:span><text:span text:style-name="T9_24"><text:s/></text:span><text:span text:style-name="T9_25">Polsce</text:span><text:span text:style-name="T9_26">.<text:s/></text:span><text:span text:style-name="T9_27">Jest</text:span><text:span text:style-name="T9_28"><text:s/></text:span><text:span text:style-name="T9_29">nas</text:span><text:span text:style-name="T9_30"><text:s/></text:span><text:span text:style-name="T9_31">za</text:span><text:span text:style-name="T9_32"><text:s/></text:span><text:span text:style-name="T9_33">mało</text:span><text:span text:style-name="T9_34">,<text:s/></text:span><text:span text:style-name="T9_35">ludzie</text:span><text:span text:style-name="T9_36"><text:s/></text:span><text:span text:style-name="T9_37">przede</text:span><text:span text:style-name="T9_38"><text:s/></text:span><text:span text:style-name="T9_39">wszystkim</text:span><text:span text:style-name="T9_40"><text:s/></text:span><text:span text:style-name="T9_41">szukają</text:span><text:span text:style-name="T9_42"><text:s/></text:span><text:span text:style-name="T9_43">możliwości</text:span><text:span text:style-name="T9_44"><text:s/></text:span><text:span text:style-name="T9_45">spotkania</text:span><text:span text:style-name="T9_46"><text:s/></text:span><text:span text:style-name="T9_47">się</text:span><text:span text:style-name="T9_48">,<text:s/></text:span><text:span text:style-name="T9_49">a</text:span><text:span text:style-name="T9_50"><text:s/></text:span><text:span text:style-name="T9_51">i</text:span><text:span text:style-name="T9_52"><text:s/></text:span><text:span text:style-name="T9_53">nasza</text:span><text:span text:style-name="T9_54"><text:s/></text:span><text:span text:style-name="T9_55">moc</text:span><text:span text:style-name="T9_56"><text:s/></text:span><text:span text:style-name="T9_57">organizacyjna</text:span><text:span text:style-name="T9_58"><text:s/></text:span><text:span text:style-name="T9_59">z</text:span><text:span text:style-name="T9_60"><text:s/></text:span><text:span text:style-name="T9_61">wielkim</text:span><text:span text:style-name="T9_62"><text:s/></text:span><text:span text:style-name="T9_63">trudem</text:span><text:span text:style-name="T9_64"><text:s/></text:span><text:span text:style-name="T9_65">mogłaby</text:span><text:span text:style-name="T9_66"><text:s/></text:span><text:span text:style-name="T9_67">im</text:span><text:span text:style-name="T9_68"><text:s/></text:span><text:span text:style-name="T9_69">dać</text:span><text:span text:style-name="T9_70"><text:s/></text:span><text:span text:style-name="T9_71">jakieś</text:span><text:span text:style-name="T9_72"><text:s/></text:span><text:span text:style-name="T9_73">naprawdę</text:span><text:span text:style-name="T9_74"><text:s/></text:span><text:span text:style-name="T9_75">grube</text:span><text:span text:style-name="T9_76"><text:s/></text:span><text:span text:style-name="T9_77">imprezy</text:span><text:span text:style-name="T9_78">.<text:s/></text:span><text:span text:style-name="T9_79">O</text:span><text:span text:style-name="T9_80"><text:s/></text:span><text:span text:style-name="T9_81">ile</text:span><text:span text:style-name="T9_82"><text:s/></text:span><text:span text:style-name="T9_83">w</text:span><text:span text:style-name="T9_84"><text:s/></text:span><text:span text:style-name="T9_85">ogóle</text:span><text:span text:style-name="T9_86">.</text:span></text:p>
      <text:p text:style-name="P10"><text:span text:style-name="T10_1">Jednak</text:span><text:span text:style-name="T10_2"><text:s/></text:span><text:span text:style-name="T10_3">kluczowe</text:span><text:span text:style-name="T10_4"><text:s/></text:span><text:span text:style-name="T10_5">jest</text:span><text:span text:style-name="T10_6"><text:s/></text:span><text:span text:style-name="T10_7">tutaj</text:span><text:span text:style-name="T10_8"><text:s/></text:span><text:span text:style-name="T10_9">słowo</text:span><text:span text:style-name="T10_10"><text:s/>„</text:span><text:span text:style-name="T10_11">spotkanie</text:span><text:span text:style-name="T10_12">”.<text:s/></text:span><text:span text:style-name="T10_13">Bo</text:span><text:span text:style-name="T10_14"><text:s/></text:span><text:span text:style-name="T10_15">ponymeeta</text:span><text:span text:style-name="T10_16"><text:s/></text:span><text:span text:style-name="T10_17">to</text:span><text:span text:style-name="T10_18"><text:s/></text:span><text:span text:style-name="T10_19">można</text:span><text:span text:style-name="T10_20"><text:s/></text:span><text:span text:style-name="T10_21">im</text:span><text:span text:style-name="T10_22"><text:s/></text:span><text:span text:style-name="T10_23">dać</text:span><text:span text:style-name="T10_24">.<text:s/></text:span><text:span text:style-name="T10_25">Ponymeetem</text:span><text:span text:style-name="T10_26"><text:s/></text:span><text:span text:style-name="T10_27">jest</text:span><text:span text:style-name="T10_28"><text:s/></text:span><text:span text:style-name="T10_29">według</text:span><text:span text:style-name="T10_30"><text:s/></text:span><text:span text:style-name="T10_31">mnie</text:span><text:span text:style-name="T10_32"><text:s/></text:span><text:span text:style-name="T10_33">MLK</text:span><text:span text:style-name="T10_34">,<text:s/></text:span><text:span text:style-name="T10_35">o</text:span><text:span text:style-name="T10_36"><text:s/></text:span><text:span text:style-name="T10_37">czym</text:span><text:span text:style-name="T10_38"><text:s/></text:span><text:span text:style-name="T10_39">nieraz</text:span><text:span text:style-name="T10_40"><text:s/></text:span><text:span text:style-name="T10_41">wspominałem</text:span><text:span text:style-name="T10_42"><text:s/></text:span><text:span text:style-name="T10_43">tu</text:span><text:span text:style-name="T10_44"><text:s/></text:span><text:span text:style-name="T10_45">i</text:span><text:span text:style-name="T10_46"><text:s/></text:span><text:span text:style-name="T10_47">ówdzie</text:span><text:span text:style-name="T10_48">,<text:s/></text:span><text:span text:style-name="T10_49">a</text:span><text:span text:style-name="T10_50"><text:s/></text:span><text:span text:style-name="T10_51">także</text:span><text:span text:style-name="T10_52"><text:s/></text:span><text:span text:style-name="T10_53">będzie</text:span><text:span text:style-name="T10_54"><text:s/></text:span><text:span text:style-name="T10_55">nim</text:span><text:span text:style-name="T10_56"><text:s/></text:span><text:span text:style-name="T10_57">Vistulian</text:span><text:span text:style-name="T10_58">.<text:s/></text:span><text:span text:style-name="T10_59">Proszę</text:span><text:span text:style-name="T10_60"><text:s/></text:span><text:span text:style-name="T10_61">zwrócić</text:span><text:span text:style-name="T10_62"><text:s/></text:span><text:span text:style-name="T10_63">uwagę</text:span><text:span text:style-name="T10_64">,<text:s/></text:span><text:span text:style-name="T10_65">że</text:span><text:span text:style-name="T10_66"><text:s/></text:span><text:span text:style-name="T10_67">organizatorzy</text:span><text:span text:style-name="T10_68"><text:s/>(</text:span><text:span text:style-name="T10_69">ja</text:span><text:span text:style-name="T10_70">,<text:s/></text:span><text:span text:style-name="T10_71">Skradacz</text:span><text:span text:style-name="T10_72"><text:s/></text:span><text:span text:style-name="T10_73">i</text:span><text:span text:style-name="T10_74"><text:s/></text:span><text:span text:style-name="T10_75">Wlocz</text:span><text:span text:style-name="T10_76">)<text:s/></text:span><text:span text:style-name="T10_77">bardzo</text:span><text:span text:style-name="T10_78"><text:s/></text:span><text:span text:style-name="T10_79">unikają</text:span><text:span text:style-name="T10_80"><text:s/></text:span><text:span text:style-name="T10_81">nazywania</text:span><text:span text:style-name="T10_82"><text:s/></text:span><text:span text:style-name="T10_83">warszawskiej</text:span><text:span text:style-name="T10_84"><text:s/></text:span><text:span text:style-name="T10_85">imprezy</text:span><text:span text:style-name="T10_86"><text:s/>„</text:span><text:span text:style-name="T10_87">konwentem</text:span><text:span text:style-name="T10_88">”;<text:s/></text:span><text:span text:style-name="T10_89">na</text:span><text:span text:style-name="T10_90"><text:s/></text:span><text:span text:style-name="T10_91">oficjalnych</text:span><text:span text:style-name="T10_92"><text:s/></text:span><text:span text:style-name="T10_93">materiałach</text:span><text:span text:style-name="T10_94"><text:s/></text:span><text:span text:style-name="T10_95">promocyjnych</text:span><text:span text:style-name="T10_96"><text:s/></text:span><text:span text:style-name="T10_97">to</text:span><text:span text:style-name="T10_98"><text:s/>„</text:span><text:span text:style-name="T10_99">wielki</text:span><text:span text:style-name="T10_100"><text:s/></text:span><text:span text:style-name="T10_101">ponymeet</text:span><text:span text:style-name="T10_102">”,<text:s/></text:span><text:span text:style-name="T10_103">a</text:span><text:span text:style-name="T10_104"><text:s/></text:span><text:span text:style-name="T10_105">określenie</text:span><text:span text:style-name="T10_106"><text:s/>„</text:span><text:span text:style-name="T10_107">konwent</text:span><text:span text:style-name="T10_108">”<text:s/></text:span><text:span text:style-name="T10_109">przyszło</text:span><text:span text:style-name="T10_110"><text:s/></text:span><text:span text:style-name="T10_111">z</text:span><text:span text:style-name="T10_112"><text:s/></text:span><text:span text:style-name="T10_113">dołu</text:span><text:span text:style-name="T10_114">,<text:s/></text:span><text:span text:style-name="T10_115">od</text:span><text:span text:style-name="T10_116"><text:s/></text:span><text:span text:style-name="T10_117">uczestników</text:span><text:span text:style-name="T10_118"><text:s/></text:span><text:span text:style-name="T10_119">i</text:span><text:span text:style-name="T10_120"><text:s/></text:span><text:span text:style-name="T10_121">kadry</text:span><text:span text:style-name="T10_122"><text:s/></text:span><text:span text:style-name="T10_123">helpersko</text:span><text:span text:style-name="T10_124">-</text:span><text:span text:style-name="T10_125">prelegenckiej</text:span><text:span text:style-name="T10_126">.</text:span></text:p>
      <text:p text:style-name="P11"><text:span text:style-name="T11_1">Czemu</text:span><text:span text:style-name="T11_2"><text:s/></text:span><text:span text:style-name="T11_3">to</text:span><text:span text:style-name="T11_4"><text:s/></text:span><text:span text:style-name="T11_5">nie</text:span><text:span text:style-name="T11_6"><text:s/></text:span><text:span text:style-name="T11_7">są</text:span><text:span text:style-name="T11_8"><text:s/></text:span><text:span text:style-name="T11_9">np</text:span><text:span text:style-name="T11_10">.<text:s/>„</text:span><text:span text:style-name="T11_11">małe</text:span><text:span text:style-name="T11_12"><text:s/></text:span><text:span text:style-name="T11_13">konwenty</text:span><text:span text:style-name="T11_14">”?<text:s/></text:span><text:span text:style-name="T11_15">Wszak</text:span><text:span text:style-name="T11_16"><text:s/></text:span><text:span text:style-name="T11_17">taki</text:span><text:span text:style-name="T11_18"><text:s/></text:span><text:span text:style-name="T11_19">Tetcon</text:span><text:span text:style-name="T11_20">,<text:s/></text:span><text:span text:style-name="T11_21">Trójcon</text:span><text:span text:style-name="T11_22"><text:s/></text:span><text:span text:style-name="T11_23">i</text:span><text:span text:style-name="T11_24"><text:s/></text:span><text:span text:style-name="T11_25">tak</text:span><text:span text:style-name="T11_26"><text:s/></text:span><text:span text:style-name="T11_27">dalej</text:span><text:span text:style-name="T11_28"><text:s/></text:span><text:span text:style-name="T11_29">nie</text:span><text:span text:style-name="T11_30"><text:s/></text:span><text:span text:style-name="T11_31">były</text:span><text:span text:style-name="T11_32"><text:s/></text:span><text:span text:style-name="T11_33">wiele</text:span><text:span text:style-name="T11_34"><text:s/></text:span><text:span text:style-name="T11_35">większe</text:span><text:span text:style-name="T11_36">,<text:s/></text:span><text:span text:style-name="T11_37">a</text:span><text:span text:style-name="T11_38"><text:s/></text:span><text:span text:style-name="T11_39">nazywa</text:span><text:span text:style-name="T11_40"><text:s/></text:span><text:span text:style-name="T11_41">je</text:span><text:span text:style-name="T11_42"><text:s/></text:span><text:span text:style-name="T11_43">się</text:span><text:span text:style-name="T11_44"><text:s/></text:span><text:span text:style-name="T11_45">konwentami</text:span><text:span text:style-name="T11_46">.<text:s/></text:span><text:span text:style-name="T11_47">Zgadza</text:span><text:span text:style-name="T11_48"><text:s/></text:span><text:span text:style-name="T11_49">się</text:span><text:span text:style-name="T11_50">,<text:s/></text:span><text:span text:style-name="T11_51">ale</text:span><text:span text:style-name="T11_52"><text:s/></text:span><text:span text:style-name="T11_53">w</text:span><text:span text:style-name="T11_54"><text:s/></text:span><text:span text:style-name="T11_55">środowisku</text:span><text:span text:style-name="T11_56"><text:s/></text:span><text:span text:style-name="T11_57">fantasy</text:span><text:span text:style-name="T11_58"><text:s/></text:span><text:span text:style-name="T11_59">nie</text:span><text:span text:style-name="T11_60"><text:s/></text:span><text:span text:style-name="T11_61">funkcjonuje</text:span><text:span text:style-name="T11_62"><text:s/></text:span><text:span text:style-name="T11_63">pojęcie</text:span><text:span text:style-name="T11_64"><text:s/>„</text:span><text:span text:style-name="T11_65">fantasymeet</text:span><text:span text:style-name="T11_66">”<text:s/></text:span><text:span text:style-name="T11_67">czy</text:span><text:span text:style-name="T11_68"><text:s/></text:span><text:span text:style-name="T11_69">jakikolwiek</text:span><text:span text:style-name="T11_70"><text:s/>„</text:span><text:span text:style-name="T11_71">meet</text:span><text:span text:style-name="T11_72">”<text:s/></text:span><text:span text:style-name="T11_73">jako</text:span><text:span text:style-name="T11_74"><text:s/></text:span><text:span text:style-name="T11_75">takie</text:span><text:span text:style-name="T11_76">.<text:s/></text:span><text:span text:style-name="T11_77">My</text:span><text:span text:style-name="T11_78"><text:s/></text:span><text:span text:style-name="T11_79">mamy</text:span><text:span text:style-name="T11_80"><text:s/></text:span><text:span text:style-name="T11_81">wyjątkowo</text:span><text:span text:style-name="T11_82"><text:s/></text:span><text:span text:style-name="T11_83">powszechne</text:span><text:span text:style-name="T11_84"><text:s/></text:span><text:span text:style-name="T11_85">spotkania</text:span><text:span text:style-name="T11_86"><text:s/></text:span><text:span text:style-name="T11_87">właśnie</text:span><text:span text:style-name="T11_88"><text:s/></text:span><text:span text:style-name="T11_89">w</text:span><text:span text:style-name="T11_90"><text:s/></text:span><text:span text:style-name="T11_91">rozmiarach</text:span><text:span text:style-name="T11_92"><text:s/></text:span><text:span text:style-name="T11_93">małych</text:span><text:span text:style-name="T11_94"><text:s/></text:span><text:span text:style-name="T11_95">konwentów</text:span><text:span text:style-name="T11_96">,<text:s/></text:span><text:span text:style-name="T11_97">ale</text:span><text:span text:style-name="T11_98"><text:s/></text:span><text:span text:style-name="T11_99">nazywamy</text:span><text:span text:style-name="T11_100"><text:s/></text:span><text:span text:style-name="T11_101">je</text:span><text:span text:style-name="T11_102"><text:s/>„</text:span><text:span text:style-name="T11_103">meetami</text:span><text:span text:style-name="T11_104">”,<text:s/></text:span><text:span text:style-name="T11_105">a</text:span><text:span text:style-name="T11_106"><text:s/>„</text:span><text:span text:style-name="T11_107">konwent</text:span><text:span text:style-name="T11_108">”<text:s/></text:span><text:span text:style-name="T11_109">to</text:span><text:span text:style-name="T11_110"><text:s/></text:span><text:span text:style-name="T11_111">wielkie</text:span><text:span text:style-name="T11_112"><text:s/></text:span><text:span text:style-name="T11_113">imprezy</text:span><text:span text:style-name="T11_114"><text:s/></text:span><text:span text:style-name="T11_115">typu</text:span><text:span text:style-name="T11_116"><text:s/></text:span><text:span text:style-name="T11_117">Bronycon</text:span><text:span text:style-name="T11_118">.<text:s/></text:span><text:span text:style-name="T11_119">O</text:span><text:span text:style-name="T11_120"><text:s/></text:span><text:span text:style-name="T11_121">ile</text:span><text:span text:style-name="T11_122"><text:s/></text:span><text:span text:style-name="T11_123">nierzadko</text:span><text:span text:style-name="T11_124"><text:s/></text:span><text:span text:style-name="T11_125">meetowe</text:span><text:span text:style-name="T11_126"><text:s/></text:span><text:span text:style-name="T11_127">atrakcje</text:span><text:span text:style-name="T11_128"><text:s/></text:span><text:span text:style-name="T11_129">bywają</text:span><text:span text:style-name="T11_130"><text:s/></text:span><text:span text:style-name="T11_131">większe</text:span><text:span text:style-name="T11_132"><text:s/></text:span><text:span text:style-name="T11_133">od</text:span><text:span text:style-name="T11_134"><text:s/></text:span><text:span text:style-name="T11_135">tych</text:span><text:span text:style-name="T11_136"><text:s/></text:span><text:span text:style-name="T11_137">fantasykonwentowych</text:span><text:span text:style-name="T11_138">,<text:s/></text:span><text:span text:style-name="T11_139">to</text:span><text:span text:style-name="T11_140"><text:s/></text:span><text:span text:style-name="T11_141">ilość</text:span><text:span text:style-name="T11_142"><text:s/></text:span><text:span text:style-name="T11_143">gości</text:span><text:span text:style-name="T11_144"><text:s/></text:span><text:span text:style-name="T11_145">nadal</text:span><text:span text:style-name="T11_146"><text:s/></text:span><text:span text:style-name="T11_147">jest</text:span><text:span text:style-name="T11_148"><text:s/></text:span><text:span text:style-name="T11_149">nieporównywalna</text:span><text:span text:style-name="T11_150">,<text:s/></text:span><text:span text:style-name="T11_151">tak</text:span><text:span text:style-name="T11_152"><text:s/></text:span><text:span text:style-name="T11_153">jak</text:span><text:span text:style-name="T11_154"><text:s/></text:span><text:span text:style-name="T11_155">rozmach</text:span><text:span text:style-name="T11_156"><text:s/></text:span><text:span text:style-name="T11_157">organizacyjny</text:span><text:span text:style-name="T11_158">.<text:s/></text:span><text:span text:style-name="T11_159">Przykładowo</text:span><text:span text:style-name="T11_160">,<text:s/></text:span><text:span text:style-name="T11_161">Balticon</text:span><text:span text:style-name="T11_162">,<text:s/></text:span><text:span text:style-name="T11_163">będący</text:span><text:span text:style-name="T11_164"><text:s/></text:span><text:span text:style-name="T11_165">raczej</text:span><text:span text:style-name="T11_166"><text:s/></text:span><text:span text:style-name="T11_167">drobniejszym</text:span><text:span text:style-name="T11_168"><text:s/></text:span><text:span text:style-name="T11_169">konwentem</text:span><text:span text:style-name="T11_170"><text:s/></text:span><text:span text:style-name="T11_171">mangowo</text:span><text:span text:style-name="T11_172">-</text:span><text:span text:style-name="T11_173">fantastycznym</text:span><text:span text:style-name="T11_174">,<text:s/></text:span><text:span text:style-name="T11_175">spokojnie</text:span><text:span text:style-name="T11_176"><text:s/></text:span><text:span text:style-name="T11_177">zbierze</text:span><text:span text:style-name="T11_178"><text:s/></text:span><text:span text:style-name="T11_179">dwa</text:span><text:span text:style-name="T11_180"><text:s/></text:span><text:span text:style-name="T11_181">tysiące</text:span><text:span text:style-name="T11_182"><text:s/></text:span><text:span text:style-name="T11_183">ludzi</text:span><text:span text:style-name="T11_184">,<text:s/></text:span><text:span text:style-name="T11_185">a</text:span><text:span text:style-name="T11_186"><text:s/></text:span><text:span text:style-name="T11_187">pośród</text:span><text:span text:style-name="T11_188"><text:s/></text:span><text:span text:style-name="T11_189">zaproszonych</text:span><text:span text:style-name="T11_190"><text:s/></text:span><text:span text:style-name="T11_191">gości</text:span><text:span text:style-name="T11_192"><text:s/></text:span><text:span text:style-name="T11_193">są</text:span><text:span text:style-name="T11_194"><text:s/></text:span><text:span text:style-name="T11_195">ludzie</text:span><text:span text:style-name="T11_196"><text:s/></text:span><text:span text:style-name="T11_197">bezpośrednio</text:span><text:span text:style-name="T11_198"><text:s/></text:span><text:span text:style-name="T11_199">zajmujący</text:span><text:span text:style-name="T11_200"><text:s/></text:span><text:span text:style-name="T11_201">się</text:span><text:span text:style-name="T11_202"><text:s/></text:span><text:span text:style-name="T11_203">tworzeniem</text:span><text:span text:style-name="T11_204"><text:s/></text:span><text:span text:style-name="T11_205">produktów</text:span><text:span text:style-name="T11_206">,<text:s/></text:span><text:span text:style-name="T11_207">wokół</text:span><text:span text:style-name="T11_208"><text:s/></text:span><text:span text:style-name="T11_209">których</text:span><text:span text:style-name="T11_210"><text:s/></text:span><text:span text:style-name="T11_211">powstają</text:span><text:span text:style-name="T11_212"><text:s/></text:span><text:span text:style-name="T11_213">fandomy</text:span><text:span text:style-name="T11_214">.</text:span></text:p>
      <text:p text:style-name="P12"><text:span text:style-name="T12_1">Mam</text:span><text:span text:style-name="T12_2"><text:s/></text:span><text:span text:style-name="T12_3">nadzieję</text:span><text:span text:style-name="T12_4">,<text:s/></text:span><text:span text:style-name="T12_5">że</text:span><text:span text:style-name="T12_6"><text:s/></text:span><text:span text:style-name="T12_7">to</text:span><text:span text:style-name="T12_8"><text:s/></text:span><text:span text:style-name="T12_9">wyjaśniło</text:span><text:span text:style-name="T12_10"><text:s/></text:span><text:span text:style-name="T12_11">wątpliwości</text:span><text:span text:style-name="T12_12">.<text:s/></text:span><text:span text:style-name="T12_13">Jak</text:span><text:span text:style-name="T12_14"><text:s/></text:span><text:span text:style-name="T12_15">ktoś</text:span><text:span text:style-name="T12_16"><text:s/></text:span><text:span text:style-name="T12_17">chce</text:span><text:span text:style-name="T12_18"><text:s/></text:span><text:span text:style-name="T12_19">nazywać</text:span><text:span text:style-name="T12_20"><text:s/></text:span><text:span text:style-name="T12_21">MLK</text:span><text:span text:style-name="T12_22"><text:s/></text:span><text:span text:style-name="T12_23">czy</text:span><text:span text:style-name="T12_24"><text:s/></text:span><text:span text:style-name="T12_25">Vistuliana</text:span><text:span text:style-name="T12_26"><text:s/>„</text:span><text:span text:style-name="T12_27">konwentem</text:span><text:span text:style-name="T12_28">”,<text:s/></text:span><text:span text:style-name="T12_29">to</text:span><text:span text:style-name="T12_30"><text:s/></text:span><text:span text:style-name="T12_31">oczywiście</text:span><text:span text:style-name="T12_32"><text:s/></text:span><text:span text:style-name="T12_33">nie</text:span><text:span text:style-name="T12_34"><text:s/></text:span><text:span text:style-name="T12_35">można</text:span><text:span text:style-name="T12_36"><text:s/></text:span><text:span text:style-name="T12_37">tego</text:span><text:span text:style-name="T12_38"><text:s/></text:span><text:span text:style-name="T12_39">zabronić</text:span><text:span text:style-name="T12_40">.<text:s/></text:span><text:span text:style-name="T12_41">Co</text:span><text:span text:style-name="T12_42"><text:s/></text:span><text:span text:style-name="T12_43">więcej</text:span><text:span text:style-name="T12_44">,<text:s/></text:span><text:span text:style-name="T12_45">według</text:span><text:span text:style-name="T12_46"><text:s/></text:span><text:span text:style-name="T12_47">swojej</text:span><text:span text:style-name="T12_48"><text:s/></text:span><text:span text:style-name="T12_49">osobistej</text:span><text:span text:style-name="T12_50"><text:s/></text:span><text:span text:style-name="T12_51">nomenklatury</text:span><text:span text:style-name="T12_52"><text:s/></text:span><text:span text:style-name="T12_53">używa</text:span><text:span text:style-name="T12_54"><text:s/></text:span><text:span text:style-name="T12_55">słusznego</text:span><text:span text:style-name="T12_56"><text:s/></text:span><text:span text:style-name="T12_57">określenia</text:span><text:span text:style-name="T12_58">.<text:s/></text:span><text:span text:style-name="T12_59">Jednak</text:span><text:span text:style-name="T12_60"><text:s/></text:span><text:span text:style-name="T12_61">nie</text:span><text:span text:style-name="T12_62"><text:s/></text:span><text:span text:style-name="T12_63">jest</text:span><text:span text:style-name="T12_64"><text:s/></text:span><text:span text:style-name="T12_65">to</text:span><text:span text:style-name="T12_66"><text:s/></text:span><text:span text:style-name="T12_67">oficjalne</text:span><text:span text:style-name="T12_68"><text:s/></text:span><text:span text:style-name="T12_69">miano</text:span><text:span text:style-name="T12_70">,<text:s/></text:span><text:span text:style-name="T12_71">którym</text:span><text:span text:style-name="T12_72"><text:s/></text:span><text:span text:style-name="T12_73">posługuje</text:span><text:span text:style-name="T12_74"><text:s/></text:span><text:span text:style-name="T12_75">się</text:span><text:span text:style-name="T12_76"><text:s/></text:span><text:span text:style-name="T12_77">komitet</text:span><text:span text:style-name="T12_78"><text:s/></text:span><text:span text:style-name="T12_79">organizacyjny</text:span><text:span text:style-name="T12_80">.</text:span></text:p>
      <text:p text:style-name="P13"><text:span text:style-name="T13_1"><text:s/></text:span></text:p>
      <text:p text:style-name="P14"><text:span text:style-name="T14_1"><text:s/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